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Pictures/10000001000000070000000ACA44FBDA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1.2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0fff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objet incorporé (OLE) 1" draw:style-name="gr1" draw:text-style-name="P1" svg:width="0.321cm" svg:height="0.474cm" svg:x="6.996cm" svg:y="0.5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objet incorporé (OLE) 2" draw:style-name="gr1" draw:text-style-name="P1" svg:width="0.971cm" svg:height="0.559cm" svg:x="5.436cm" svg:y="1.10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objet incorporé (OLE) 3" draw:style-name="gr1" draw:text-style-name="P1" svg:width="0.973cm" svg:height="0.559cm" svg:x="6.694cm" svg:y="1.102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name="Image 1" draw:style-name="gr2" draw:text-style-name="P1" svg:width="0.31cm" svg:height="0.49cm" svg:x="4.555cm" svg:y="1.743cm">
            <draw:image xlink:href="Pictures/10000001000000070000000ACA44FBDA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number-columns-repeated="3" table:default-cell-style-name="ce2"/>
        <table:table-row table:style-name="ro1">
          <table:table-cell table:style-name="ce1" table:number-columns-repeated="8"/>
          <table:table-cell/>
        </table:table-row>
        <table:table-row table:style-name="ro2">
          <table:table-cell table:style-name="ce1"/>
          <table:table-cell table:style-name="ce3" office:value-type="string" calcext:value-type="string">
            <text:p>S </text:p>
          </table:table-cell>
          <table:table-cell table:style-name="ce3" office:value-type="string" calcext:value-type="string">
            <text:p>R </text:p>
          </table:table-cell>
          <table:table-cell table:style-name="ce3" office:value-type="string" calcext:value-type="string">
            <text:p>CLK</text:p>
          </table:table-cell>
          <table:table-cell table:style-name="ce3" office:value-type="string" calcext:value-type="string">
            <text:p>Q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remarqu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3" table:style-name="ce4" office:value-type="string" calcext:value-type="string">
            <text:p>X</text:p>
          </table:table-cell>
          <table:table-cell table:style-name="ce5">
            <draw:frame draw:z-index="3" draw:name="objet incorporé (OLE) 4" draw:style-name="gr1" draw:text-style-name="P1" svg:width="0.971cm" svg:height="0.559cm" svg:x="0.108cm" svg:y="0.586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5">
            <draw:frame draw:z-index="4" draw:name="objet incorporé (OLE) 5" draw:style-name="gr1" draw:text-style-name="P1" svg:width="0.973cm" svg:height="0.559cm" svg:x="0.088cm" svg:y="0.585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6" office:value-type="string" calcext:value-type="string">
            <text:p>mémoir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style-name="ce5" table:number-columns-repeated="2"/>
          <table:table-cell table:style-name="ce6" office:value-type="string" calcext:value-type="string">
            <text:p>mémoir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>
            <draw:frame draw:z-index="6" draw:name="Image 2" draw:style-name="gr2" draw:text-style-name="P1" svg:width="0.31cm" svg:height="0.49cm" svg:x="0.3cm" svg:y="0.01cm">
              <draw:image xlink:href="Pictures/10000001000000070000000ACA44FBDA.png" xlink:type="simple" xlink:show="embed" xlink:actuate="onLoad" draw:mime-type="image/png">
                <text:p/>
              </draw:image>
            </draw:frame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mise à 0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>
            <draw:frame draw:z-index="7" draw:name="Image 3" draw:style-name="gr2" draw:text-style-name="P1" svg:width="0.31cm" svg:height="0.49cm" svg:x="0.281cm" svg:y="0.019cm">
              <draw:image xlink:href="Pictures/10000001000000070000000ACA44FBDA.png" xlink:type="simple" xlink:show="embed" xlink:actuate="onLoad" draw:mime-type="image/png">
                <text:p/>
              </draw:image>
            </draw:frame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mise à 1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2" table:style-name="ce4" office:value-type="float" office:value="1" calcext:value-type="float">
            <text:p>1</text:p>
          </table:table-cell>
          <table:table-cell table:style-name="ce4">
            <draw:frame draw:z-index="8" draw:name="Image 4" draw:style-name="gr2" draw:text-style-name="P1" svg:width="0.31cm" svg:height="0.49cm" svg:x="0.342cm" svg:y="0cm">
              <draw:image xlink:href="Pictures/10000001000000070000000ACA44FBDA.png" xlink:type="simple" xlink:show="embed" xlink:actuate="onLoad" draw:mime-type="image/png">
                <text:p/>
              </draw:image>
            </draw:frame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état interdit 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8"/>
          <table:table-cell/>
        </table:table-row>
        <table:table-row table:style-name="ro3" table:number-rows-repeated="10">
          <table:table-cell table:number-columns-repeated="9"/>
        </table:table-row>
        <table:table-row table:style-name="ro3">
          <table:table-cell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18:09:41.5574044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22:16:00.611090298</meta:creation-date>
    <dc:date>2024-04-21T18:11:06.897064381</dc:date>
    <meta:editing-duration>PT24M24S</meta:editing-duration>
    <meta:editing-cycles>9</meta:editing-cycles>
    <meta:generator>LibreOffice/7.6.4.1$Linux_X86_64 LibreOffice_project/60$Build-1</meta:generator>
    <meta:document-statistic meta:table-count="1" meta:cell-count="28" meta:object-count="9"/>
  </office:meta>
</office:document-meta>
</file>

<file path=Object 1/content.xml><?xml version="1.0" encoding="utf-8"?>
<math xmlns="http://www.w3.org/1998/Math/MathML" display="block">
  <semantics>
    <mover accent="true">
      <mi>Q</mi>
      <mo>¯</mo>
    </mover>
    <annotation encoding="StarMath 5.0">overline {Q} </annotation>
  </semantics>
</math>
</file>

<file path=Object 2/content.xml><?xml version="1.0" encoding="utf-8"?>
<math xmlns="http://www.w3.org/1998/Math/MathML" display="block">
  <semantics>
    <msub>
      <mi>Q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>
    <annotation encoding="StarMath 5.0">Q_{(n-1)} </annotation>
  </semantics>
</math>
</file>

<file path=Object 3/content.xml><?xml version="1.0" encoding="utf-8"?>
<math xmlns="http://www.w3.org/1998/Math/MathML" display="block">
  <semantics>
    <mover accent="true">
      <msub>
        <mi>Q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sub>
      <mo>¯</mo>
    </mover>
    <annotation encoding="StarMath 5.0">overline {Q_{(n-1)}} </annotation>
  </semantics>
</math>
</file>

<file path=Object 4/content.xml><?xml version="1.0" encoding="utf-8"?>
<math xmlns="http://www.w3.org/1998/Math/MathML" display="block">
  <semantics>
    <msub>
      <mi>Q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>
    <annotation encoding="StarMath 5.0">Q_{(n-1)} </annotation>
  </semantics>
</math>
</file>

<file path=Object 5/content.xml><?xml version="1.0" encoding="utf-8"?>
<math xmlns="http://www.w3.org/1998/Math/MathML" display="block">
  <semantics>
    <mover accent="true">
      <msub>
        <mi>Q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sub>
      <mo>¯</mo>
    </mover>
    <annotation encoding="StarMath 5.0">overline {Q_{(n-1)}} </annotation>
  </semantics>
</math>
</file>